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00" draw:fill-color="#ffffff" draw:textarea-horizontal-align="justify" draw:textarea-vertical-align="middle" draw:auto-grow-height="false" fo:min-height="2.042cm" fo:min-width="3.0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40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cc0000" draw:fill-color="#ffffff" draw:textarea-horizontal-align="justify" draw:textarea-vertical-align="middle" draw:auto-grow-height="false" fo:min-height="2.29cm" fo:min-width="3.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6.334cm" svg:y="2.27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2.54cm" svg:x="6.334cm" svg:y="6.08cm">
          <text:p text:style-name="P1"><text:span text:style-name="T1">Is </text:span><text:span text:style-name="T1">Th</text:span><text:span text:style-name="T1">er</text:span><text:span text:style-name="T1">e</text:span></text:p>
          <text:p text:style-name="P1"><text:span text:style-name="T1">Tw</text:span><text:span text:style-name="T1">o</text:span></text:p>
          <text:p text:style-name="P1"><text:span text:style-name="T1">Ar</text:span><text:span text:style-name="T1">gu</text:span><text:span text:style-name="T1">m</text:span><text:span text:style-name="T1">en</text:span><text:span text:style-name="T1">ts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81cm" svg:height="2.54cm" svg:x="1.254cm" svg:y="6.08cm">
          <text:p text:style-name="P1"><text:span text:style-name="T1">Invalid Usage</text:span></text:p>
          <text:p text:style-name="P1"><text:span text:style-name="T1">Exi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34cm" svg:y1="7.35cm" svg:x2="5.064cm" svg:y2="7.35cm">
          <text:p/>
        </draw:line>
        <draw:line draw:style-name="gr4" draw:text-style-name="P3" draw:layer="layout" svg:x1="8.239cm" svg:y1="4.81cm" svg:x2="8.239cm" svg:y2="6.08cm">
          <text:p/>
        </draw:line>
        <draw:frame draw:style-name="gr5" draw:text-style-name="P4" draw:layer="layout" svg:width="0.972cm" svg:height="0.645cm" svg:x="5.445cm" svg:y="6.588cm">
          <draw:text-box>
            <text:p><text:span text:style-name="T1">No</text:span></text:p>
          </draw:text-box>
        </draw:frame>
        <draw:custom-shape draw:style-name="gr3" draw:text-style-name="P2" draw:layer="layout" svg:width="3.81cm" svg:height="2.54cm" svg:x="11.414cm" svg:y="6.08cm">
          <text:p text:style-name="P1"><text:span text:style-name="T1">Create the Client</text:span></text:p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144cm" svg:y1="7.35cm" svg:x2="11.414cm" svg:y2="7.35cm">
          <text:p/>
        </draw:line>
        <draw:frame draw:style-name="gr6" draw:text-style-name="P4" draw:layer="layout" svg:width="1.103cm" svg:height="0.645cm" svg:x="10.144cm" svg:y="6.588cm">
          <draw:text-box>
            <text:p><text:span text:style-name="T1">Yes</text:span></text:p>
          </draw:text-box>
        </draw:frame>
        <draw:custom-shape draw:style-name="gr3" draw:text-style-name="P2" draw:layer="layout" svg:width="3.81cm" svg:height="2.54cm" svg:x="11.414cm" svg:y="9.89cm">
          <text:p text:style-name="P1"><text:span text:style-name="T1">Add the Client to the</text:span></text:p>
          <text:p text:style-name="P1"><text:span text:style-name="T1">Connection Lis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319cm" svg:y1="8.62cm" svg:x2="13.319cm" svg:y2="9.89cm">
          <text:p/>
        </draw:line>
        <draw:custom-shape draw:style-name="gr2" draw:text-style-name="P2" draw:layer="layout" svg:width="3.81cm" svg:height="2.54cm" svg:x="6.334cm" svg:y="9.89cm">
          <text:p text:style-name="P1"><text:span text:style-name="T1">Read</text:span></text:p>
          <text:p text:style-name="P1"><text:span text:style-name="T1">From</text:span></text:p>
          <text:p text:style-name="P1"><text:span text:style-name="T1">Sock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1.414cm" svg:y1="11.16cm" svg:x2="10.144cm" svg:y2="11.16cm">
          <text:p/>
        </draw:line>
        <draw:line draw:style-name="gr7" draw:text-style-name="P3" draw:layer="layout" svg:x1="6.334cm" svg:y1="11.16cm" svg:x2="5.064cm" svg:y2="11.16cm">
          <text:p/>
        </draw:line>
        <draw:line draw:style-name="gr7" draw:text-style-name="P3" draw:layer="layout" svg:x1="5.064cm" svg:y1="11.16cm" svg:x2="5.064cm" svg:y2="9.255cm">
          <text:p/>
        </draw:line>
        <draw:line draw:style-name="gr7" draw:text-style-name="P3" draw:layer="layout" svg:x1="5.064cm" svg:y1="9.255cm" svg:x2="8.239cm" svg:y2="9.255cm">
          <text:p/>
        </draw:line>
        <draw:line draw:style-name="gr4" draw:text-style-name="P3" draw:layer="layout" svg:x1="8.239cm" svg:y1="9.255cm" svg:x2="8.239cm" svg:y2="9.89cm">
          <text:p/>
        </draw:line>
        <draw:frame draw:style-name="gr6" draw:text-style-name="P4" draw:layer="layout" svg:width="0.972cm" svg:height="0.645cm" svg:x="5.235cm" svg:y="10.271cm">
          <draw:text-box>
            <text:p><text:span text:style-name="T1">No</text:span></text:p>
          </draw:text-box>
        </draw:frame>
        <draw:custom-shape draw:style-name="gr2" draw:text-style-name="P2" draw:layer="layout" svg:width="3.81cm" svg:height="2.54cm" svg:x="6.334cm" svg:y="13.7cm">
          <text:p text:style-name="P1"><text:span text:style-name="T1">Is the message</text:span></text:p>
          <text:p text:style-name="P1"><text:span text:style-name="T1">Incom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8.239cm" svg:y1="12.43cm" svg:x2="8.239cm" svg:y2="13.7cm">
          <text:p/>
        </draw:line>
        <draw:frame draw:style-name="gr6" draw:text-style-name="P4" draw:layer="layout" svg:width="1.103cm" svg:height="0.645cm" svg:x="8.152cm" svg:y="12.557cm">
          <draw:text-box>
            <text:p><text:span text:style-name="T1">Yes</text:span></text:p>
          </draw:text-box>
        </draw:frame>
        <draw:custom-shape draw:style-name="gr3" draw:text-style-name="P2" draw:layer="layout" svg:width="3.81cm" svg:height="2.54cm" svg:x="1.254cm" svg:y="13.7cm">
          <text:p text:style-name="P1"><text:span text:style-name="T1">Receive the Messag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34cm" svg:y1="14.97cm" svg:x2="5.064cm" svg:y2="14.97cm">
          <text:p/>
        </draw:line>
        <draw:custom-shape draw:style-name="gr8" draw:text-style-name="P2" draw:layer="layout" svg:width="3.81cm" svg:height="2.54cm" svg:x="11.414cm" svg:y="13.7cm">
          <text:p text:style-name="P1"><text:span text:style-name="T1">Transmit the Messag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144cm" svg:y1="14.97cm" svg:x2="11.414cm" svg:y2="14.97cm">
          <text:p/>
        </draw:line>
        <draw:frame draw:style-name="gr6" draw:text-style-name="P4" draw:layer="layout" svg:width="1.103cm" svg:height="0.645cm" svg:x="5.485cm" svg:y="14.325cm">
          <draw:text-box>
            <text:p><text:span text:style-name="T1">Yes</text:span></text:p>
          </draw:text-box>
        </draw:frame>
        <draw:frame draw:style-name="gr6" draw:text-style-name="P4" draw:layer="layout" svg:width="0.972cm" svg:height="0.645cm" svg:x="10.017cm" svg:y="14.198cm">
          <draw:text-box>
            <text:p><text:span text:style-name="T1">No</text:span></text:p>
          </draw:text-box>
        </draw:frame>
        <draw:custom-shape draw:style-name="gr2" draw:text-style-name="P2" draw:layer="layout" svg:width="3.81cm" svg:height="2.54cm" svg:x="1.254cm" svg:y="17.51cm">
          <text:p text:style-name="P1"><text:span text:style-name="T1">Is the message</text:span></text:p>
          <text:p text:style-name="P1"><text:span text:style-name="T1">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81cm" svg:height="2.54cm" svg:x="1.254cm" svg:y="21.32cm">
          <text:p text:style-name="P1"><text:span text:style-name="T1">Disconnect From</text:span></text:p>
          <text:p text:style-name="P1"><text:span text:style-name="T1">The Serv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59cm" svg:y1="20.05cm" svg:x2="3.159cm" svg:y2="21.32cm">
          <text:p/>
        </draw:line>
        <draw:line draw:style-name="gr4" draw:text-style-name="P3" draw:layer="layout" svg:x1="3.159cm" svg:y1="16.24cm" svg:x2="3.159cm" svg:y2="17.51cm">
          <text:p/>
        </draw:line>
        <draw:frame draw:style-name="gr9" draw:text-style-name="P4" draw:layer="layout" svg:width="0.972cm" svg:height="0.645cm" svg:x="2.187cm" svg:y="20.177cm">
          <draw:text-box>
            <text:p><text:span text:style-name="T1">No</text:span></text:p>
          </draw:text-box>
        </draw:frame>
        <draw:custom-shape draw:style-name="gr2" draw:text-style-name="P2" draw:layer="layout" svg:width="3.81cm" svg:height="2.54cm" svg:x="6.334cm" svg:y="17.51cm">
          <text:p text:style-name="P1"><text:span text:style-name="T1">Is it a Quit</text:span></text:p>
          <text:p text:style-name="P1"><text:span text:style-name="T1">Mess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81cm" svg:height="2.54cm" svg:x="11.414cm" svg:y="17.51cm">
          <text:p text:style-name="P1"><text:span text:style-name="T1">Is it a Name</text:span></text:p>
          <text:p text:style-name="P1"><text:span text:style-name="T1">Prompt</text:span></text:p>
          <text:p text:style-name="P1"><text:span text:style-name="T1">Mess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5.064cm" svg:y1="18.78cm" svg:x2="6.334cm" svg:y2="18.78cm">
          <text:p/>
        </draw:line>
        <draw:line draw:style-name="gr4" draw:text-style-name="P3" draw:layer="layout" svg:x1="10.144cm" svg:y1="18.78cm" svg:x2="11.414cm" svg:y2="18.78cm">
          <text:p/>
        </draw:line>
        <draw:frame draw:style-name="gr6" draw:text-style-name="P4" draw:layer="layout" svg:width="1.103cm" svg:height="0.645cm" svg:x="4.937cm" svg:y="18.018cm">
          <draw:text-box>
            <text:p><text:span text:style-name="T1">Yes</text:span></text:p>
          </draw:text-box>
        </draw:frame>
        <draw:custom-shape draw:style-name="gr3" draw:text-style-name="P2" draw:layer="layout" svg:width="3.81cm" svg:height="2.54cm" svg:x="6.334cm" svg:y="21.32cm">
          <text:p text:style-name="P1"><text:span text:style-name="T1">Bye Message and</text:span></text:p>
          <text:p text:style-name="P1"><text:span text:style-name="T1">Exi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239cm" svg:y1="20.05cm" svg:x2="8.239cm" svg:y2="21.32cm">
          <text:p/>
        </draw:line>
        <draw:line draw:style-name="gr4" draw:text-style-name="P3" draw:layer="layout" svg:x1="13.319cm" svg:y1="20.05cm" svg:x2="13.319cm" svg:y2="21.32cm">
          <text:p/>
        </draw:line>
        <draw:line draw:style-name="gr4" draw:text-style-name="P3" draw:layer="layout" svg:x1="15.224cm" svg:y1="18.78cm" svg:x2="16.494cm" svg:y2="18.78cm">
          <text:p/>
        </draw:line>
        <draw:custom-shape draw:style-name="gr8" draw:text-style-name="P2" draw:layer="layout" svg:width="3.81cm" svg:height="2.54cm" svg:x="11.414cm" svg:y="21.32cm">
          <text:p text:style-name="P1"><text:span text:style-name="T1">Transmit Client</text:span></text:p>
          <text:p text:style-name="P1"><text:span text:style-name="T1">Promp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2.54cm" svg:x="16.494cm" svg:y="17.51cm">
          <text:p text:style-name="P1"><text:span text:style-name="T1">Obtain the Client</text:span></text:p>
          <text:p text:style-name="P1"><text:span text:style-name="T1">Name &amp; Transmit</text:span></text:p>
          <text:p text:style-name="P1"><text:span text:style-name="T1">Client Prompt +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1:25:15.254172403</meta:creation-date>
    <dc:date>2018-06-02T11:48:34.441870820</dc:date>
    <meta:editing-duration>PT6M42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